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48eb" officeooo:paragraph-rsid="001748eb"/>
    </style:style>
    <style:style style:name="P2" style:family="paragraph" style:parent-style-name="Table_20_Contents">
      <style:text-properties officeooo:rsid="001769d6" officeooo:paragraph-rsid="00176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3952470562016">
          <table:table-cell table:style-name="Table1.A1" office:value-type="string">
            <text:p text:style-name="P1">Angles (1,2,3,4)</text:p>
          </table:table-cell>
          <table:table-cell table:style-name="Table1.A1" office:value-type="string">
            <text:p text:style-name="P1">Computer Vision (x,y,z)</text:p>
          </table:table-cell>
          <table:table-cell table:style-name="Table1.C1" office:value-type="string">
            <text:p text:style-name="P1">Forward Kinematics (x,y,z)</text:p>
          </table:table-cell>
        </table:table-row>
        <table:table-row table:style-name="TableLine93952470562016">
          <table:table-cell table:style-name="Table1.A2" office:value-type="string">
            <text:p text:style-name="P2">[0,1.0,0.5,-1.7]</text:p>
          </table:table-cell>
          <table:table-cell table:style-name="Table1.A2" office:value-type="string">
            <text:p text:style-name="Table_20_Contents">[-1.077956956060822, 1.9486144974945638, 7.172559746097004]</text:p>
            <text:p text:style-name="Table_20_Contents"/>
            <text:p text:style-name="Table_20_Contents"/>
            <text:p text:style-name="Table_20_Contents">//</text:p>
            <text:p text:style-name="Table_20_Contents"/>
            <text:p text:style-name="Table_20_Contents">[1.945140314045851, -1.0760350673445114, 7.159771794253874]</text:p>
          </table:table-cell>
          <table:table-cell table:style-name="Table1.C2" office:value-type="string">
            <text:p text:style-name="Table_20_Contents">[-0.33978078787800947, 3.541062799404915, 6.525535506099749]</text:p>
          </table:table-cell>
        </table:table-row>
        <table:table-row table:style-name="TableLine939524705620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9524705620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9524705620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9524705620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9524705620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9524705620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9524705620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9524705620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9524705620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6T16:37:41.994435506</meta:creation-date>
    <dc:date>2020-11-26T18:55:54.592994954</dc:date>
    <meta:editing-duration>PT1H37M51S</meta:editing-duration>
    <meta:editing-cycles>2</meta:editing-cycles>
    <meta:generator>LibreOffice/7.0.3.1$Linux_X86_64 LibreOffice_project/00$Build-1</meta:generator>
    <meta:document-statistic meta:table-count="1" meta:image-count="0" meta:object-count="0" meta:page-count="1" meta:paragraph-count="8" meta:word-count="19" meta:character-count="261" meta:non-whitespace-character-count="250"/>
  </office:meta>
</office:document-meta>
</file>